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List_20_Contents">
      <style:paragraph-properties fo:margin-top="0in" fo:margin-bottom="0.1965in" style:contextual-spacing="false"/>
    </style:style>
    <style:style style:name="P4" style:family="paragraph" style:parent-style-name="List_20_Contents">
      <style:paragraph-properties fo:margin-left="0.7874in" fo:margin-right="0in" fo:margin-top="0in" fo:margin-bottom="0.1965in" style:contextual-spacing="false" fo:text-indent="0in" style:auto-text-indent="false"/>
    </style:style>
    <style:style style:name="P5" style:family="paragraph" style:parent-style-name="Heading_20_1">
      <style:paragraph-properties fo:text-align="center" style:justify-single-word="false"/>
      <style:text-properties officeooo:rsid="0007e725" officeooo:paragraph-rsid="0007e725"/>
    </style:style>
    <style:style style:name="P6" style:family="paragraph" style:parent-style-name="Heading_20_1">
      <style:paragraph-properties fo:text-align="center" style:justify-single-word="false"/>
    </style:style>
    <style:style style:name="P7" style:family="paragraph" style:parent-style-name="List_20_Heading">
      <style:paragraph-properties fo:margin-top="0in" fo:margin-bottom="0.1965in" style:contextual-spacing="false"/>
    </style:style>
    <style:style style:name="P8" style:family="paragraph" style:parent-style-name="List_20_Heading">
      <style:paragraph-properties fo:margin-left="0.3937in" fo:margin-right="0in" fo:margin-top="0in" fo:margin-bottom="0.1965in" style:contextual-spacing="false" fo:text-indent="0in" style:auto-text-indent="false"/>
    </style:style>
    <style:style style:name="P9" style:family="paragraph" style:parent-style-name="Footer">
      <style:paragraph-properties fo:text-align="end" style:justify-single-word="false"/>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paragraph-properties fo:margin-left="0.3937in" fo:margin-right="0in" fo:text-indent="0in" style:auto-text-indent="false"/>
    </style:style>
    <style:style style:name="P12" style:family="paragraph" style:parent-style-name="Preformatted_20_Text">
      <style:paragraph-properties fo:margin-left="0.3937in" fo:margin-right="0in" fo:margin-top="0in" fo:margin-bottom="0.1965in" style:contextual-spacing="false"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ostgreSQL 9.4</text:h>
      <text:h text:style-name="P6" text:outline-level="1">Глава 36. Триггеры</text:h>
      <text:p text:style-name="Text_20_body">В этой главе содержится общая информация о разработке триггерных функций. Триггерные функции могут быть написаны на большинстве доступных процедурных языков, включая PL/pgSQL (<text:a xlink:type="simple" xlink:href="../../../../SRC/postgresql-9.4.1/doc/src/sgml/html/plpgsql.html">Гл. 40</text:a>), PL/Tcl (<text:a xlink:type="simple" xlink:href="../../../../SRC/postgresql-9.4.1/doc/src/sgml/html/pltcl.html">Гл. 41</text:a>), PL/Perl (<text:a xlink:type="simple" xlink:href="../../../../SRC/postgresql-9.4.1/doc/src/sgml/html/plperl.html">Гл. 42</text:a>), and PL/Python (<text:a xlink:type="simple" xlink:href="../../../../SRC/postgresql-9.4.1/doc/src/sgml/html/plpython.html">Гл. 43</text:a>). После прочтения этого раздела, следует обратиться к разделу посвящённому любимому процедурному языку, чтобы узнать специфические для него детали разработки триггеров. </text:p>
      <text:p text:style-name="Text_20_body">Триггерные функции можно писать и на C, хотя большинство людей находит, что проще использовать один из процедурных языков. В настоящее время невозможно написать триггерную функцию на чистом SQL. </text:p>
      <text:h text:style-name="Heading_20_1" text:outline-level="1"><text:bookmark text:name="TRIGGER-DEFINITION"/>36.1. Обзор механизма работы триггеров</text:h>
      <text:p text:style-name="Text_20_body">Триггер является указанием, что база данных должна автоматически выполнить заданную функцию, всякий раз когда выполнен определённый тип операции. Триггеры можно использовать с таблицами, с представлениями и с внешними таблицами. </text:p>
      <text:p text:style-name="Text_20_body">Для таблиц можно определять триггеры, которые будут срабатывать до или после любой из команд <text:span text:style-name="Teletype">INSERT</text:span>, <text:span text:style-name="Teletype">UPDATE</text:span> или <text:span text:style-name="Teletype">DELETE</text:span>; либо один раз на каждую модифицируемую строку, либо один раз на SQL оператор. Кроме того, для триггеров на <text:span text:style-name="Teletype">UPDATE</text:span> можно задать, чтобы они срабатывали только в том случае, когда определённые столбцы указаны во фразе <text:span text:style-name="Teletype">SET</text:span> оператора <text:span text:style-name="Teletype">UPDATE</text:span>. Триггеры также могут срабатывать для операторов <text:span text:style-name="Teletype">TRUNCATE</text:span>. Если происходит событие триггера, триггерная функция вызывается в соответствующее время (до, после) для обработки события. Внешние таблицы не поддерживают оператор <text:span text:style-name="Teletype">TRUNCATE</text:span>. </text:p>
      <text:p text:style-name="Text_20_body">Для представлений триггеры могут быть определены вместо команд <text:span text:style-name="Teletype">INSERT</text:span>, <text:span text:style-name="Teletype">UPDATE</text:span> или <text:span text:style-name="Teletype">DELETE</text:span>. Триггеры <text:span text:style-name="Teletype">INSTEAD OF</text:span> запускаются один раз для каждой строки, которую необходимо изменить в представлении. Именно триггерная функция отвечает за выполнение необходимых изменений в базовых таблицах и, где это уместно, возвращает измененную строку, в том виде как она будет отображаться в представлении. Триггеры на представления также можно определять для срабатывания только один раз на <text:span text:style-name="acronym">SQL</text:span> оператор, до или после команд <text:span text:style-name="Teletype">INSERT</text:span>, <text:span text:style-name="Teletype">UPDATE</text:span> или <text:span text:style-name="Teletype">DELETE</text:span>. </text:p>
      <text:p text:style-name="Text_20_body">Триггерная функция должна быть создана до триггера. Она должна быть объявлена без аргументов и возвращать тип <text:span text:style-name="Teletype">trigger</text:span>. (Триггерная функция получает данные на вход посредством специально переданной структуры <text:span text:style-name="Teletype">TriggerData</text:span>, а не в форме обычных аргументов.) </text:p>
      <text:p text:style-name="Text_20_body">После создания триггерной функции, создается триггер с помощью <text:a xlink:type="simple" xlink:href="../../../../SRC/postgresql-9.4.1/doc/src/sgml/html/sql-createtrigger.html">CREATE TRIGGER</text:a>. Одна <text:soft-page-break/>и та же триггерная функция может быть использована для нескольких триггеров. </text:p>
      <text:p text:style-name="Text_20_body">PostgreSQL предлагает как строчные триггеры (<text:span text:style-name="T1">per-row</text:span>), так и операторные триггеры (<text:span text:style-name="T1">per-statement</text:span>). В случае строчного триггера, триггерная функция вызывается один раз для каждой строки, затронутой оператором, запустившим триггер. В противоположность этому, операторный триггер вызывается только один раз при выполнении соответствующего оператора, независимо от количества строк, которые затрагивает. В частности оператор, который вообще не затрагивает строк, все равно приведет к срабатыванию операторного триггера. Эти два типа триггеров иногда называют триггеры уровня строк (<text:span text:style-name="T1">row-level</text:span>) и триггеры уровня оператора (<text:span text:style-name="T1">statement-level</text:span>), соответственно. Триггеры на <text:span text:style-name="Teletype">TRUNCATE</text:span> могут быть определены только на уровне оператора. Триггеры на представления, срабатывающие до или после могут быть определены только уровне оператора, в то время как триггеры, срабатывающие вместо команд <text:span text:style-name="Teletype">INSERT</text:span>, <text:span text:style-name="Teletype">UPDATE</text:span> или <text:span text:style-name="Teletype">DELETE</text:span> могут быть определены только на уровне строк. </text:p>
      <text:p text:style-name="Text_20_body">Триггеры также классифицируются в соответствии с тем, срабатывают ли они <text:span text:style-name="T1">до</text:span>, <text:span text:style-name="T1">после</text:span> или <text:span text:style-name="T1">вместо</text:span> операции. Они называются <text:span text:style-name="Teletype">BEFORE</text:span> триггеры, <text:span text:style-name="Teletype">AFTER</text:span> триггеры и <text:span text:style-name="Teletype">INSTEAD OF</text:span> триггеры соответственно. Триггеры <text:span text:style-name="Teletype">BEFORE</text:span> уровня оператора срабатывают до того как оператор начинает делать что-либо, в то время как триггеры <text:span text:style-name="Teletype">AFTER</text:span> уровня оператора срабатывают в самом конце работы оператора. Эти типы триггеров могут быть определены для таблиц или представлений. Триггеры <text:span text:style-name="Teletype">BEFORE</text:span> уровня строки срабатывают непосредственно перед обработкой конкретной строки, в то время как триггеры <text:span text:style-name="Teletype">AFTER</text:span> уровня строки срабатывают в конце работы всего оператора (но до любого из триггеров <text:span text:style-name="Teletype">AFTER</text:span> уровня оператора). Эти типы триггеров могут определяться только для таблиц и внешних таблиц. Триггеры <text:span text:style-name="Teletype">INSTEAD OF</text:span> уровня строки могут определяться только для представлений и срабатывают для каждой строки, сразу после того как строка представления идентифицирована как нуждающаяся в обработке. </text:p>
      <text:p text:style-name="Text_20_body">Триггерные функции, вызываемые триггерами оператора должны всегда возвращать <text:span text:style-name="Teletype">NULL</text:span>. Триггерные функции, вызываемые триггерами строк могут вернуть строку таблицы (значение типа <text:span text:style-name="Teletype">HeapTuple</text:span>). У триггера уровня строки, срабатывающего до операции, есть следующий выбор: </text:p>
      <text:list xml:id="list4190642505948122047" text:style-name="L1">
        <text:list-item>
          <text:p text:style-name="P1">Можно вернуть <text:span text:style-name="Teletype">NULL</text:span>, чтобы пропустить операцию для текущей строки. Это указывает исполнителю запросов, что не нужно выполнять операцию со строкой вызвавшей триггер (вставку, изменение или удаление конкретной строки в таблице). </text:p>
        </text:list-item>
        <text:list-item>
          <text:p text:style-name="P1">Возвращаемая строка для триггеров <text:span text:style-name="Teletype">INSERT</text:span> или <text:span text:style-name="Teletype">UPDATE</text:span> будет именно той, которая будет вставлена или обновлена в таблице. Это позволяет триггерной функции изменять вставляемую или обновляемую строку. </text:p>
        </text:list-item>
      </text:list>
      <text:p text:style-name="Text_20_body">Если в <text:span text:style-name="Teletype">BEFORE</text:span> триггере уровня строки не планируется использовать любой из этих вариантов, то нужно аккуратно вернуть в качестве результата ту же строку, которая была передана на вход (то есть строку <text:span text:style-name="Teletype">NEW</text:span> для триггеров <text:span text:style-name="Teletype">INSERT</text:span> и <text:span text:style-name="Teletype">UPDATE</text:span>, или строку <text:span text:style-name="Teletype">OLD</text:span> для <text:soft-page-break/>триггеров <text:span text:style-name="Teletype">DELETE</text:span>). </text:p>
      <text:p text:style-name="Text_20_body"><text:span text:style-name="Teletype">INSTEAD OF</text:span> триггер уровня строки должен вернуть либо <text:span text:style-name="Teletype">NULL</text:span>, чтобы указать, что он не модифицирует базовые таблицы представления, либо он должен вернуть строку представления, полученную на входе (строку <text:span text:style-name="Teletype">NEW</text:span> для операций <text:span text:style-name="Teletype">INSERT</text:span> и <text:span text:style-name="Teletype">UPDATE</text:span> или строку <text:span text:style-name="Teletype">OLD</text:span> для операций <text:span text:style-name="Teletype">DELETE</text:span>). Отличное от <text:span text:style-name="Teletype">NULL</text:span> возвращаемое значение сигнализирует, что триггер выполнил необходимые изменения данных в представлении. Это приведёт к увеличению счётчика количества строк, затронутых командой. Для операций <text:span text:style-name="Teletype">INSERT</text:span> и <text:span text:style-name="Teletype">UPDATE</text:span> триггер может изменить строку <text:span text:style-name="Teletype">NEW</text:span> перед тем как её вернуть. Это изменит данные, возвращаемые <text:span text:style-name="Teletype">INSERT RETURNING</text:span> или <text:span text:style-name="Teletype">UPDATE RETURNING</text:span>, и полезно для того, чтобы не показывать уже не актуальные первоначальные данные. </text:p>
      <text:p text:style-name="Text_20_body">Возвращаемое значение игнорируется для триггеров уровня строки, вызываемых после операции, поэтому они могут возвращать <text:span text:style-name="Teletype">NULL</text:span>. </text:p>
      <text:p text:style-name="Text_20_body">Если есть несколько триггеров на одно и то же событие для одной и той же таблицы, то они будут вызываться в алфавитном порядке по имени триггера. Для триггеров <text:span text:style-name="Teletype">BEFORE</text:span> и <text:span text:style-name="Teletype">INSTEAD OF</text:span> потенциально изменённая строка, возвращаемая одним триггером, становится входящей строкой для следующего триггера. Если любой из триггеров <text:span text:style-name="Teletype">BEFORE</text:span> или <text:span text:style-name="Teletype">INSTEAD OF</text:span> возвращает <text:span text:style-name="Teletype">NULL</text:span>, операция для этой строки прекращается и последующие триггеры (для этой строки) не срабатывают. </text:p>
      <text:p text:style-name="Text_20_body">В определении триггера можно указать логическое условие <text:span text:style-name="Teletype">WHEN</text:span>, которое будет проверяться, чтобы посмотреть, нужно ли запускать триггер. В триггерах уровня строки, в условии <text:span text:style-name="Teletype">WHEN</text:span> можно проверять старые и/или новые значения столбцов строки. (В триггерах уровня оператора также можно использовать условие <text:span text:style-name="Teletype">WHEN</text:span>, хотя в этом случае это не так полезно.) В триггерах <text:span text:style-name="Teletype">BEFORE</text:span> условие <text:span text:style-name="Teletype">WHEN</text:span> вычисляется непосредственно перед тем как триггерная функция будет выполнена, поэтому использование <text:span text:style-name="Teletype">WHEN</text:span> существенно не отличается от выполнения той же проверки в самом начале триггерной функции. Однако в триггерах <text:span text:style-name="Teletype">AFTER</text:span>, условие <text:span text:style-name="Teletype">WHEN</text:span> вычисляется сразу после обновления строки и от этого зависит будет ли поставлено в очередь событие запуска триггера в конце оператора или нет. Поэтому, когда условие <text:span text:style-name="Teletype">WHEN</text:span> в триггере <text:span text:style-name="Teletype">AFTER</text:span> не возвращает истину, не требуется ни постановка события в очередь, ни повторная выборка этой строки в конце оператора. Это может существенно ускорить работу операторов изменяющих большое количество строк, с триггером, который должен сработать только для нескольких. В триггерах <text:span text:style-name="Teletype">INSTEAD OF</text:span> не поддерживается использование условий <text:span text:style-name="Teletype">WHEN</text:span>. </text:p>
      <text:p text:style-name="Text_20_body">Как правило, триггеры <text:span text:style-name="Teletype">BEFORE</text:span> уровня строки используются для проверки или модификации данных, которые будут вставлены или изменены. Например, триггер <text:span text:style-name="Teletype">BEFORE</text:span> можно использовать для вставки текущего времени в столбец <text:span text:style-name="Teletype">timestamp</text:span> или проверки, что два элемента строки согласованы между собой. Триггеры <text:span text:style-name="Teletype">AFTER</text:span> уровня строки наиболее разумно использовать для каскадного обновления данных в других таблицах или проверки согласованности сделанных изменений с данными в других таблицах. Причина для такого <text:soft-page-break/>разделения работы в том, что триггер <text:span text:style-name="Teletype">AFTER</text:span> видит окончательное значение строки, в то время как для триггера <text:span text:style-name="Teletype">BEFORE</text:span> это не так, ведь могут быть другие триггеры <text:span text:style-name="Teletype">BEFORE</text:span>, которые сработают позже. Если нет особых причин для выбора между триггерами <text:span text:style-name="Teletype">BEFORE</text:span> или <text:span text:style-name="Teletype">AFTER</text:span>, то триггер <text:span text:style-name="Teletype">BEFORE</text:span> предпочтительнее, так как не требует сохранения информации об операции до конца работы оператора. </text:p>
      <text:p text:style-name="Text_20_body">Если триггерная функция выполняет команды SQL, эти команды могут заново запускать триггеры. Это известно как каскадные триггеры. Прямых ограничений на количество каскадных уровней не существует. Вполне возможно, что каскадные вызовы приведут к рекурсивному срабатыванию одного и того же триггера. Например, в триггере <text:span text:style-name="Teletype">INSERT</text:span> может выполняться команда, которая добавляет строку в эту же таблицу, тем самым опять вызывая триггер на <text:span text:style-name="Teletype">INSERT</text:span>. Обязанность программиста не допускать бесконечную рекурсию в таких случаях. </text:p>
      <text:p text:style-name="Text_20_body">При определении триггера можно указывать аргументы. Цель включения аргументов в определение триггера в том, чтобы позволить разным триггерам с аналогичными требованиями вызывать одну и ту же функцию. В качестве примера, можно создать обобщенную триггерную функцию, которая принимает два аргумента с именами столбцов и записывает текущего пользователя в первый аргумент и текущий штамп времени во второй. При правильном написании такая триггерная функция будет независима от конкретной таблицы, для которой она будет запускаться. Таким образом, одна и та же функция может использоваться при выполнении <text:span text:style-name="Teletype">INSERT</text:span> в любую таблицу с соответствующими столбцами, чтобы, например, автоматически отслеживать создание записей в транзакционной таблице. Для триггеров <text:span text:style-name="Teletype">UPDATE</text:span>, аргументы также могут использоваться для отслеживания последних сделанных изменений. </text:p>
      <text:p text:style-name="Text_20_body">У каждого языка программирования, поддерживающего триггеры, есть свой собственный метод доступа из триггерной функции к входным данным триггера. Входные данные триггера включают в себя тип события (например, <text:span text:style-name="Teletype">INSERT</text:span> или <text:span text:style-name="Teletype">UPDATE</text:span>), а также любые аргументы перечисленные в <text:span text:style-name="Teletype">CREATE TRIGGER</text:span>. Для триггеров уровня строки, входные данные также включают строку <text:span text:style-name="Teletype">NEW</text:span> для триггеров <text:span text:style-name="Teletype">INSERT</text:span> и <text:span text:style-name="Teletype">UPDATE</text:span>, и/или строку <text:span text:style-name="Teletype">OLD</text:span> для триггеров <text:span text:style-name="Teletype">UPDATE</text:span> и <text:span text:style-name="Teletype">DELETE</text:span>. Триггеры уровня оператора в настоящее время не имеют возможностей для проверки отдельных строк, модифицированных оператором. </text:p>
      <text:h text:style-name="Heading_20_1" text:outline-level="1"><text:bookmark text:name="TRIGGER-DATACHANGES"/>36.2. Видимость изменений в данных</text:h>
      <text:p text:style-name="Text_20_body">Если в триггерной функции выполняются SQL команды и эти команды обращаются к таблице, на которую создан триггер, то необходимо знать правила видимости данных, потому что они определяют будут ли видеть эти SQL команды изменения в данных, для которых сработал триггер. Кратко: </text:p>
      <text:list xml:id="list3853773992486627394" text:style-name="L2">
        <text:list-item>
          <text:p text:style-name="P2">Триггеры уровня оператора следуют простым правилам видимости: никакие из изменений, сделанных оператором, не видны в триггерах <text:span text:style-name="Teletype">BEFORE</text:span>, тогда как в <text:soft-page-break/>триггерах <text:span text:style-name="Teletype">AFTER</text:span> видны все изменения. </text:p>
        </text:list-item>
        <text:list-item>
          <text:p text:style-name="P2">Изменение данных (вставка, обновление или удаление), заставляющее сработать триггер, <text:span text:style-name="T1">не видно</text:span> для команд SQL, выполняемых в триггере <text:span text:style-name="Teletype">BEFORE</text:span> уровня строки, потому что это изменение ещё не произошло. </text:p>
        </text:list-item>
        <text:list-item>
          <text:p text:style-name="P2">Тем не менее, команды SQL, выполняемые в триггере <text:span text:style-name="Teletype">BEFORE</text:span> уровня строки, <text:span text:style-name="T1">будут</text:span> видеть изменения данных в строках, которые уже были обработаны в этом операторе. Это требует осторожности, так как порядок обработки строк в целом непредсказуемый; команда SQL, обрабатывающая множество строк, может делать это в любом порядке. </text:p>
        </text:list-item>
        <text:list-item>
          <text:p text:style-name="P2">Аналогично, <text:span text:style-name="Teletype">INSTEAD OF</text:span> триггер уровня строки увидит изменения данных, сделанные предыдущими срабатываниями триггера <text:span text:style-name="Teletype">INSTEAD OF</text:span> в этом же операторе. </text:p>
        </text:list-item>
        <text:list-item>
          <text:p text:style-name="P2">Когда срабатывает триггер <text:span text:style-name="Teletype">AFTER</text:span> уровня строки, все изменения сделанные оператором уже выполнены и видны в вызываемой триггерной функции. </text:p>
        </text:list-item>
      </text:list>
      <text:p text:style-name="Text_20_body">Если триггерная функция написана на одном из стандартных процедурных языков, вышеприведённые утверждения применимы, только если функция объявлена как <text:span text:style-name="Teletype">VOLATILE</text:span>. Функции объявленные как <text:span text:style-name="Teletype">STABLE</text:span> или <text:span text:style-name="Teletype">IMMUTABLE</text:span> в любом случае не будут видеть изменений, сделанных вызывающим оператором. </text:p>
      <text:p text:style-name="Text_20_body">Дополнительную информацию о правилах видимости данных можно найти в <text:a xlink:type="simple" xlink:href="../../../../SRC/postgresql-9.4.1/doc/src/sgml/html/spi-visibility.html">Разд. 44.4</text:a>. Пример в <text:a xlink:type="simple" xlink:href="../../../../SRC/postgresql-9.4.1/doc/src/sgml/html/trigger-example.html">Разд. 36.4</text:a> содержит демонстрацию этих правил. </text:p>
      <text:h text:style-name="Heading_20_1" text:outline-level="1"><text:bookmark text:name="TRIGGER-INTERFACE"/>36.3. Триггерные функции на языке C</text:h>
      <text:p text:style-name="Text_20_body">Этот раздел описывает низкоуровневые детали интерфейса для триггерной функции. Эта информация необходима только при разработке триггерных функций на C. При использовании языка более высокого уровня, эти детали обрабатываются автоматически. В большинстве случаев необходимо рассмотреть использование процедурного языка прежде чем начать разрабатывать триггеры на C. В документации по каждому процедурному языку объясняется как создавать триггеры на этом языке. </text:p>
      <text:p text:style-name="Text_20_body">Триггерные функции должны использовать "version 1" интерфейса диспетчера функций. </text:p>
      <text:p text:style-name="Text_20_body">Когда функция вызывается диспетчером триггеров, ей не передаются обычные аргументы, но передается указатель "context", ссылающийся на структуру <text:span text:style-name="Teletype">TriggerData</text:span>. Функции на C могут проверить вызваны ли они диспетчером триггеров или нет выполнив макрос: </text:p>
      <text:p text:style-name="P10">CALLED_AS_TRIGGER(fcinfo)</text:p>
      <text:p text:style-name="Text_20_body">который разворачивается в: </text:p>
      <text:p text:style-name="P10">((fcinfo)-&gt;context != NULL &amp;&amp; IsA((fcinfo)-&gt;context, TriggerData))</text:p>
      <text:p text:style-name="Text_20_body"><text:soft-page-break/>Если возвращается истина, то <text:span text:style-name="Teletype">fcinfo-&gt;context</text:span> можно безопасно привести к типу <text:span text:style-name="Teletype">TriggerData *</text:span> и использовать указатель на структуру <text:span text:style-name="Teletype">TriggerData</text:span>. Функция <text:span text:style-name="T1">не</text:span> должна изменять структуру <text:span text:style-name="Teletype">TriggerData</text:span> или любые данные, которые на неё указывают. </text:p>
      <text:p text:style-name="Text_20_body"><text:span text:style-name="Teletype">struct TriggerData</text:span> определяется в <text:span text:style-name="Teletype">commands/trigger.h</text:span>: </text:p>
      <text:p text:style-name="Preformatted_20_Text">typedef struct TriggerData</text:p>
      <text:p text:style-name="Preformatted_20_Text">{</text:p>
      <text:p text:style-name="Preformatted_20_Text"><text:s text:c="4"/>NodeTag <text:s text:c="6"/>type;</text:p>
      <text:p text:style-name="Preformatted_20_Text"><text:s text:c="4"/>TriggerEvent <text:s/>tg_event;</text:p>
      <text:p text:style-name="Preformatted_20_Text"><text:s text:c="4"/>Relation <text:s text:c="5"/>tg_relation;</text:p>
      <text:p text:style-name="Preformatted_20_Text"><text:s text:c="4"/>HeapTuple <text:s text:c="4"/>tg_trigtuple;</text:p>
      <text:p text:style-name="Preformatted_20_Text"><text:s text:c="4"/>HeapTuple <text:s text:c="4"/>tg_newtuple;</text:p>
      <text:p text:style-name="Preformatted_20_Text"><text:s text:c="4"/>Trigger <text:s text:c="5"/>*tg_trigger;</text:p>
      <text:p text:style-name="Preformatted_20_Text"><text:s text:c="4"/>Buffer <text:s text:c="7"/>tg_trigtuplebuf;</text:p>
      <text:p text:style-name="Preformatted_20_Text"><text:s text:c="4"/>Buffer <text:s text:c="7"/>tg_newtuplebuf;</text:p>
      <text:p text:style-name="P10">} TriggerData;</text:p>
      <text:p text:style-name="Text_20_body">где элементы определяются следующим образом: </text:p>
      <text:p text:style-name="P7"><text:span text:style-name="Teletype">type</text:span></text:p>
      <text:p text:style-name="P3">Всегда <text:span text:style-name="Teletype">T_TriggerData</text:span>. </text:p>
      <text:p text:style-name="P7"><text:span text:style-name="Teletype">tg_event</text:span></text:p>
      <text:p text:style-name="P3">Описывает событие, для которого вызывается функция. Можно использовать следующие макросы для получения информации о <text:span text:style-name="Teletype">tg_event</text:span>: </text:p>
      <text:p text:style-name="P8"><text:span text:style-name="Teletype">TRIGGER_FIRED_BEFORE(tg_event)</text:span></text:p>
      <text:p text:style-name="P4">Возвращает истину, если триггер сработал до операции. </text:p>
      <text:p text:style-name="P8"><text:span text:style-name="Teletype">TRIGGER_FIRED_AFTER(tg_event)</text:span></text:p>
      <text:p text:style-name="P4">Возвращает истину, если триггер сработал после операции. </text:p>
      <text:p text:style-name="P8"><text:span text:style-name="Teletype">TRIGGER_FIRED_INSTEAD(tg_event)</text:span></text:p>
      <text:p text:style-name="P4">Возвращает истину, если триггер сработал вместо операции. </text:p>
      <text:p text:style-name="P8"><text:span text:style-name="Teletype">TRIGGER_FIRED_FOR_ROW(tg_event)</text:span></text:p>
      <text:p text:style-name="P4">Возвращает истину, если триггер сработал на уровне строки. </text:p>
      <text:p text:style-name="P8"><text:span text:style-name="Teletype">TRIGGER_FIRED_FOR_STATEMENT(tg_event)</text:span></text:p>
      <text:p text:style-name="P4">Возвращает истину, если триггер сработал на уровне оператора. </text:p>
      <text:p text:style-name="P8"><text:span text:style-name="Teletype">TRIGGER_FIRED_BY_INSERT(tg_event)</text:span></text:p>
      <text:p text:style-name="P4">Возвращает истину, если триггер сработал для операции <text:span text:style-name="Teletype">INSERT</text:span>. </text:p>
      <text:p text:style-name="P8"><text:soft-page-break/><text:span text:style-name="Teletype">TRIGGER_FIRED_BY_UPDATE(tg_event)</text:span></text:p>
      <text:p text:style-name="P4">Возвращает истину, если триггер сработал для операции <text:span text:style-name="Teletype">UPDATE</text:span>. </text:p>
      <text:p text:style-name="P8"><text:span text:style-name="Teletype">TRIGGER_FIRED_BY_DELETE(tg_event)</text:span></text:p>
      <text:p text:style-name="P4">Возвращает истину, если триггер сработал для операции <text:span text:style-name="Teletype">DELETE</text:span>. </text:p>
      <text:p text:style-name="P8"><text:span text:style-name="Teletype">TRIGGER_FIRED_BY_TRUNCATE(tg_event)</text:span></text:p>
      <text:p text:style-name="P4">Возвращает истину, если триггер сработал для операции <text:span text:style-name="Teletype">TRUNCATE</text:span>. </text:p>
      <text:p text:style-name="P7"><text:span text:style-name="Teletype">tg_relation</text:span></text:p>
      <text:p text:style-name="P3">Указатель на структуру, описывающую таблицу для которой сработал триггер. Подробнее об этой структуре в <text:span text:style-name="Teletype">utils/rel.h</text:span>. Самое интересное здесь это <text:span text:style-name="Teletype">tg_relation-&gt;rd_att</text:span> (дескриптор записей таблицы) и <text:span text:style-name="Teletype">tg_relation-&gt;rd_rel-&gt;relname</text:span> (имя таблицы; имеет тип <text:span text:style-name="Teletype">NameData</text:span>, а не <text:span text:style-name="Teletype">char*</text:span>; используйте <text:span text:style-name="Teletype">SPI_getrelname(tg_relation)</text:span> чтобы получить тип <text:span text:style-name="Teletype">char*</text:span> если потребуется копия имени). </text:p>
      <text:p text:style-name="P7"><text:span text:style-name="Teletype">tg_trigtuple</text:span></text:p>
      <text:p text:style-name="P3">Указатель на строку, для которой сработал триггер. Это строка, которая вставляется, обновляется или удаляется. При срабатывании триггера для <text:span text:style-name="Teletype">INSERT</text:span> или <text:span text:style-name="Teletype">DELETE</text:span>, это значение нужно вернуть из функции, только если не планируется изменять строку (в случае <text:span text:style-name="Teletype">INSERT</text:span>) или пропускать операцию для этой строки. </text:p>
      <text:p text:style-name="P7"><text:span text:style-name="Teletype">tg_newtuple</text:span></text:p>
      <text:p text:style-name="P3">Для триггера на <text:span text:style-name="Teletype">UPDATE</text:span> это указатель на новую версию строки, либо <text:span text:style-name="Teletype">NULL</text:span> если триггер на <text:span text:style-name="Teletype">INSERT</text:span> или <text:span text:style-name="Teletype">DELETE</text:span>. Это значение нужно вернуть из функции в случае <text:span text:style-name="Teletype">UPDATE</text:span>, если не планируется изменять строку или пропускать операцию для этой строки. </text:p>
      <text:p text:style-name="P7"><text:span text:style-name="Teletype">tg_trigger</text:span></text:p>
      <text:p text:style-name="P3">Указатель на структуру с типом <text:span text:style-name="Teletype">Trigger</text:span>, определенную в <text:span text:style-name="Teletype">utils/reltrigger.h</text:span>: </text:p>
      <text:p text:style-name="P11">typedef struct Trigger</text:p>
      <text:p text:style-name="P11">{</text:p>
      <text:p text:style-name="P11"><text:s text:c="4"/>Oid <text:s text:c="8"/>tgoid;</text:p>
      <text:p text:style-name="P11"><text:s text:c="4"/>char <text:s text:c="6"/>*tgname;</text:p>
      <text:p text:style-name="P11"><text:s text:c="4"/>Oid <text:s text:c="8"/>tgfoid;</text:p>
      <text:p text:style-name="P11"><text:s text:c="4"/>int16 <text:s text:c="6"/>tgtype;</text:p>
      <text:p text:style-name="P11"><text:s text:c="4"/>char <text:s text:c="7"/>tgenabled;</text:p>
      <text:p text:style-name="P11"><text:s text:c="4"/>bool <text:s text:c="7"/>tgisinternal;</text:p>
      <text:p text:style-name="P11"><text:s text:c="4"/>Oid <text:s text:c="8"/>tgconstrrelid;</text:p>
      <text:p text:style-name="P11"><text:s text:c="4"/>Oid <text:s text:c="8"/>tgconstrindid;</text:p>
      <text:p text:style-name="P11"><text:s text:c="4"/>Oid <text:s text:c="8"/>tgconstraint;</text:p>
      <text:p text:style-name="P11"><text:s text:c="4"/>bool <text:s text:c="7"/>tgdeferrable;</text:p>
      <text:p text:style-name="P11"><text:soft-page-break/><text:s text:c="4"/>bool <text:s text:c="7"/>tginitdeferred;</text:p>
      <text:p text:style-name="P11"><text:s text:c="4"/>int16 <text:s text:c="6"/>tgnargs;</text:p>
      <text:p text:style-name="P11"><text:s text:c="4"/>int16 <text:s text:c="6"/>tgnattr;</text:p>
      <text:p text:style-name="P11"><text:s text:c="4"/>int16 <text:s text:c="5"/>*tgattr;</text:p>
      <text:p text:style-name="P11"><text:s text:c="4"/>char <text:s text:c="5"/>**tgargs;</text:p>
      <text:p text:style-name="P11"><text:s text:c="4"/>char <text:s text:c="6"/>*tgqual;</text:p>
      <text:p text:style-name="P12">} Trigger;</text:p>
      <text:p text:style-name="P3">где <text:span text:style-name="Teletype">tgname</text:span> - имя триггера, <text:span text:style-name="Teletype">tgnargs</text:span> - количество аргументов в <text:span text:style-name="Teletype">tgargs</text:span>, и <text:span text:style-name="Teletype">tgargs</text:span> - массив указателей на аргументы, указанные в команде <text:span text:style-name="Teletype">CREATE TRIGGER</text:span>. Остальные члены структуры предназначены для внутреннего использования. </text:p>
      <text:p text:style-name="P7"><text:span text:style-name="Teletype">tg_trigtuplebuf</text:span></text:p>
      <text:p text:style-name="P3">Буфер, содержащий <text:span text:style-name="Teletype">tg_trigtuple</text:span>, или содержащий <text:span text:style-name="Teletype">InvalidBuffer</text:span> - если нет такой строки или она не хранится в дисковом буфере. </text:p>
      <text:p text:style-name="P7"><text:span text:style-name="Teletype">tg_newtuplebuf</text:span></text:p>
      <text:p text:style-name="P3">Буфер, содержащий <text:span text:style-name="Teletype">tg_newtuple</text:span>, или содержащий <text:span text:style-name="Teletype">InvalidBuffer</text:span> - если нет такой строки или она не хранится в дисковом буфере. </text:p>
      <text:p text:style-name="Text_20_body">Триггерная функция должна возвращать указатель <text:span text:style-name="Teletype">HeapTuple</text:span> или указатель <text:span text:style-name="Teletype">NULL</text:span>(но <text:span text:style-name="T1">не</text:span> SQL значение <text:span text:style-name="Teletype">null</text:span>, то есть не нужно устанавливать <text:span text:style-name="Teletype">isNull</text:span> в истину). Не забудьте, что если не планируете менять обрабатываемую триггером строку, то нужно вернуть либо <text:span text:style-name="Teletype">tg_trigtuple</text:span>, либо <text:span text:style-name="Teletype">tg_newtuple</text:span>. </text:p>
      <text:h text:style-name="Heading_20_1" text:outline-level="1"><text:bookmark text:name="TRIGGER-EXAMPLE"/>36.4. Полный пример триггера</text:h>
      <text:p text:style-name="Text_20_body">Вот очень простой пример триггерной функции, написанной на C. (Примеры триггеров для процедурных языков могут быть найдены в документации на процедурные языки.) </text:p>
      <text:p text:style-name="Text_20_body">Функция <text:span text:style-name="Source_20_Text">trigf</text:span> сообщает количество строк в таблице <text:span text:style-name="Teletype">ttest</text:span> и пропускает операцию для строки при попытке вставить пустое значение в столбец <text:span text:style-name="Teletype">x</text:span>. (Таким образом, триггер действует как ограничение <text:span text:style-name="Teletype">NOT NULL</text:span>, но не прерывает транзакцию.) </text:p>
      <text:p text:style-name="Text_20_body">Вначале определение таблицы: </text:p>
      <text:p text:style-name="Preformatted_20_Text">CREATE TABLE ttest (</text:p>
      <text:p text:style-name="Preformatted_20_Text"><text:s text:c="4"/>x integer</text:p>
      <text:p text:style-name="P10">);</text:p>
      <text:p text:style-name="Text_20_body">Теперь исходный код триггерной функции: </text:p>
      <text:p text:style-name="Preformatted_20_Text">#include "postgres.h"</text:p>
      <text:p text:style-name="Preformatted_20_Text">#include "executor/spi.h" <text:s text:c="6"/>/* это нужно для работы с SPI */</text:p>
      <text:p text:style-name="Preformatted_20_Text">#include "commands/trigger.h" <text:s text:c="2"/>/* ... с триггерами ... */</text:p>
      <text:p text:style-name="Preformatted_20_Text">#include "utils/rel.h" <text:s text:c="9"/>/* ... и с таблицами */</text:p>
      <text:p text:style-name="Preformatted_20_Text"/>
      <text:p text:style-name="Preformatted_20_Text">#ifdef PG_MODULE_MAGIC</text:p>
      <text:p text:style-name="Preformatted_20_Text">PG_MODULE_MAGIC;</text:p>
      <text:p text:style-name="Preformatted_20_Text"><text:soft-page-break/>#endif</text:p>
      <text:p text:style-name="Preformatted_20_Text"/>
      <text:p text:style-name="Preformatted_20_Text">extern Datum trigf(PG_FUNCTION_ARGS);</text:p>
      <text:p text:style-name="Preformatted_20_Text"/>
      <text:p text:style-name="Preformatted_20_Text">PG_FUNCTION_INFO_V1(trigf);</text:p>
      <text:p text:style-name="Preformatted_20_Text"/>
      <text:p text:style-name="Preformatted_20_Text">Datum</text:p>
      <text:p text:style-name="Preformatted_20_Text">trigf(PG_FUNCTION_ARGS)</text:p>
      <text:p text:style-name="Preformatted_20_Text">{</text:p>
      <text:p text:style-name="Preformatted_20_Text"><text:s text:c="4"/>TriggerData *trigdata = (TriggerData *) fcinfo-&gt;context;</text:p>
      <text:p text:style-name="Preformatted_20_Text"><text:s text:c="4"/>TupleDesc <text:s text:c="2"/>tupdesc;</text:p>
      <text:p text:style-name="Preformatted_20_Text"><text:s text:c="4"/>HeapTuple <text:s text:c="2"/>rettuple;</text:p>
      <text:p text:style-name="Preformatted_20_Text"><text:s text:c="4"/>char <text:s text:c="6"/>*when;</text:p>
      <text:p text:style-name="Preformatted_20_Text"><text:s text:c="4"/>bool <text:s text:c="7"/>checknull = false;</text:p>
      <text:p text:style-name="Preformatted_20_Text"><text:s text:c="4"/>bool <text:s text:c="7"/>isnull;</text:p>
      <text:p text:style-name="Preformatted_20_Text"><text:s text:c="4"/>int <text:s text:c="8"/>ret, i;</text:p>
      <text:p text:style-name="Preformatted_20_Text"/>
      <text:p text:style-name="Preformatted_20_Text"><text:s text:c="4"/>/* Убедимся, что функция вызвана триггером */</text:p>
      <text:p text:style-name="Preformatted_20_Text"><text:s text:c="4"/>if (!CALLED_AS_TRIGGER(fcinfo))</text:p>
      <text:p text:style-name="Preformatted_20_Text"><text:s text:c="8"/>elog(ERROR, "trigf: not called by trigger manager");</text:p>
      <text:p text:style-name="Preformatted_20_Text"/>
      <text:p text:style-name="Preformatted_20_Text"><text:s text:c="4"/>/* Строка, которую будем возвращать */</text:p>
      <text:p text:style-name="Preformatted_20_Text"><text:s text:c="4"/>if (TRIGGER_FIRED_BY_UPDATE(trigdata-&gt;tg_event))</text:p>
      <text:p text:style-name="Preformatted_20_Text"><text:s text:c="8"/>rettuple = trigdata-&gt;tg_newtuple;</text:p>
      <text:p text:style-name="Preformatted_20_Text"><text:s text:c="4"/>else</text:p>
      <text:p text:style-name="Preformatted_20_Text"><text:s text:c="8"/>rettuple = trigdata-&gt;tg_trigtuple;</text:p>
      <text:p text:style-name="Preformatted_20_Text"/>
      <text:p text:style-name="Preformatted_20_Text"><text:s text:c="4"/>/* Проверяем на пустые значения */</text:p>
      <text:p text:style-name="Preformatted_20_Text"><text:s text:c="4"/>if (!TRIGGER_FIRED_BY_DELETE(trigdata-&gt;tg_event)</text:p>
      <text:p text:style-name="Preformatted_20_Text"><text:s text:c="8"/>&amp;&amp; TRIGGER_FIRED_BEFORE(trigdata-&gt;tg_event))</text:p>
      <text:p text:style-name="Preformatted_20_Text"><text:s text:c="8"/>checknull = true;</text:p>
      <text:p text:style-name="Preformatted_20_Text"/>
      <text:p text:style-name="Preformatted_20_Text"><text:s text:c="4"/>if (TRIGGER_FIRED_BEFORE(trigdata-&gt;tg_event))</text:p>
      <text:p text:style-name="Preformatted_20_Text"><text:s text:c="8"/>when = "before";</text:p>
      <text:p text:style-name="Preformatted_20_Text"><text:s text:c="4"/>else</text:p>
      <text:p text:style-name="Preformatted_20_Text"><text:s text:c="8"/>when = "after ";</text:p>
      <text:p text:style-name="Preformatted_20_Text"/>
      <text:p text:style-name="Preformatted_20_Text"><text:s text:c="4"/>tupdesc = trigdata-&gt;tg_relation-&gt;rd_att;</text:p>
      <text:p text:style-name="Preformatted_20_Text"/>
      <text:p text:style-name="Preformatted_20_Text"><text:s text:c="4"/>/* Подключаемся к менеджеру SPI */</text:p>
      <text:p text:style-name="Preformatted_20_Text"><text:s text:c="4"/>if ((ret = SPI_connect()) &lt; 0)</text:p>
      <text:p text:style-name="Preformatted_20_Text"><text:s text:c="8"/>elog(ERROR, "trigf (сработал %s): SPI_connect вернула %d", when, ret);</text:p>
      <text:p text:style-name="Preformatted_20_Text"/>
      <text:p text:style-name="Preformatted_20_Text"><text:s text:c="4"/>/* Получаем число строк в таблице */</text:p>
      <text:p text:style-name="Preformatted_20_Text"><text:s text:c="4"/>ret = SPI_exec("SELECT count(*) FROM ttest", 0);</text:p>
      <text:p text:style-name="Preformatted_20_Text"/>
      <text:p text:style-name="Preformatted_20_Text"><text:s text:c="4"/>if (ret &lt; 0)</text:p>
      <text:p text:style-name="Preformatted_20_Text"><text:s text:c="8"/>elog(ERROR, "trigf (сработал %s): SPI_exec вернула %d", when, ret);</text:p>
      <text:p text:style-name="Preformatted_20_Text"/>
      <text:p text:style-name="Preformatted_20_Text"><text:s text:c="4"/>/* count(*) возвращает int8, требуется конвертация */</text:p>
      <text:p text:style-name="Preformatted_20_Text"><text:s text:c="4"/>i = DatumGetInt64(SPI_getbinval(SPI_tuptable-&gt;vals[0],</text:p>
      <text:p text:style-name="Preformatted_20_Text"><text:s text:c="36"/>SPI_tuptable-&gt;tupdesc,</text:p>
      <text:p text:style-name="Preformatted_20_Text"><text:s text:c="36"/>1,</text:p>
      <text:p text:style-name="Preformatted_20_Text"><text:s text:c="36"/>&amp;isnull));</text:p>
      <text:p text:style-name="Preformatted_20_Text"/>
      <text:p text:style-name="Preformatted_20_Text"><text:s text:c="4"/>elog (INFO, "trigf (сработал %s): в таблице ttest %d строк", when, i);</text:p>
      <text:p text:style-name="Preformatted_20_Text"/>
      <text:p text:style-name="Preformatted_20_Text"><text:s text:c="4"/>SPI_finish();</text:p>
      <text:p text:style-name="Preformatted_20_Text"/>
      <text:p text:style-name="Preformatted_20_Text"><text:s text:c="4"/>if (checknull)</text:p>
      <text:p text:style-name="Preformatted_20_Text"><text:s text:c="4"/>{</text:p>
      <text:p text:style-name="Preformatted_20_Text"><text:soft-page-break/><text:s text:c="8"/>SPI_getbinval(rettuple, tupdesc, 1, &amp;isnull);</text:p>
      <text:p text:style-name="Preformatted_20_Text"><text:s text:c="8"/>if (isnull)</text:p>
      <text:p text:style-name="Preformatted_20_Text"><text:s text:c="12"/>rettuple = NULL;</text:p>
      <text:p text:style-name="Preformatted_20_Text"><text:s text:c="4"/>}</text:p>
      <text:p text:style-name="Preformatted_20_Text"/>
      <text:p text:style-name="Preformatted_20_Text"><text:s text:c="4"/>return PointerGetDatum(rettuple);</text:p>
      <text:p text:style-name="P10">}</text:p>
      <text:p text:style-name="Text_20_body">После компиляции исходного кода (см. <text:a xlink:type="simple" xlink:href="../../../../SRC/postgresql-9.4.1/doc/src/sgml/html/xfunc-c.html#DFUNC">Разд. 35.9.6</text:a>), объявляем функцию и триггеры: </text:p>
      <text:p text:style-name="Preformatted_20_Text">CREATE FUNCTION trigf() RETURNS trigger</text:p>
      <text:p text:style-name="Preformatted_20_Text"><text:s text:c="4"/>AS '<text:span text:style-name="Teletype"><text:span text:style-name="T1">filename</text:span></text:span>'</text:p>
      <text:p text:style-name="Preformatted_20_Text"><text:s text:c="4"/>LANGUAGE C;</text:p>
      <text:p text:style-name="Preformatted_20_Text"/>
      <text:p text:style-name="Preformatted_20_Text">CREATE TRIGGER tbefore BEFORE INSERT OR UPDATE OR DELETE ON ttest</text:p>
      <text:p text:style-name="Preformatted_20_Text"><text:s text:c="4"/>FOR EACH ROW EXECUTE PROCEDURE trigf();</text:p>
      <text:p text:style-name="Preformatted_20_Text"/>
      <text:p text:style-name="Preformatted_20_Text">CREATE TRIGGER tafter AFTER INSERT OR UPDATE OR DELETE ON ttest</text:p>
      <text:p text:style-name="P10"><text:s text:c="4"/>FOR EACH ROW EXECUTE PROCEDURE trigf();</text:p>
      <text:p text:style-name="Text_20_body">Теперь можно проверить работу триггера: </text:p>
      <text:p text:style-name="Preformatted_20_Text">=&gt; INSERT INTO ttest VALUES (NULL);</text:p>
      <text:p text:style-name="Preformatted_20_Text"/>
      <text:p text:style-name="Preformatted_20_Text">INFO: <text:s/>trigf (сработал before): в таблице ttest 0 строк</text:p>
      <text:p text:style-name="Preformatted_20_Text">INSERT 0 0</text:p>
      <text:p text:style-name="Preformatted_20_Text"/>
      <text:p text:style-name="Preformatted_20_Text">-- Вставка записи пропущена (NULL значение), поэтому AFTER триггер не сработал</text:p>
      <text:p text:style-name="Preformatted_20_Text"/>
      <text:p text:style-name="Preformatted_20_Text">=&gt; SELECT * FROM ttest;</text:p>
      <text:p text:style-name="Preformatted_20_Text"><text:s/>x</text:p>
      <text:p text:style-name="Preformatted_20_Text">---</text:p>
      <text:p text:style-name="Preformatted_20_Text">(0 rows)</text:p>
      <text:p text:style-name="Preformatted_20_Text"/>
      <text:p text:style-name="Preformatted_20_Text">=&gt; INSERT INTO ttest VALUES (1);</text:p>
      <text:p text:style-name="Preformatted_20_Text">INFO: <text:s/>trigf (сработал before): в таблице ttest 0 строк</text:p>
      <text:p text:style-name="Preformatted_20_Text">INFO: <text:s/>trigf (сработал after ): в таблице ttest 1 строк</text:p>
      <text:p text:style-name="Preformatted_20_Text"><text:s text:c="48"/>^^^^^^^</text:p>
      <text:p text:style-name="Preformatted_20_Text"><text:s text:c="35"/>вспомним, что говорили о видимости</text:p>
      <text:p text:style-name="Preformatted_20_Text">INSERT 167793 1</text:p>
      <text:p text:style-name="Preformatted_20_Text">vac=&gt; SELECT * FROM ttest;</text:p>
      <text:p text:style-name="Preformatted_20_Text"><text:s/>x</text:p>
      <text:p text:style-name="Preformatted_20_Text">---</text:p>
      <text:p text:style-name="Preformatted_20_Text"><text:s/>1</text:p>
      <text:p text:style-name="Preformatted_20_Text">(1 row)</text:p>
      <text:p text:style-name="Preformatted_20_Text"/>
      <text:p text:style-name="Preformatted_20_Text">=&gt; INSERT INTO ttest SELECT x * 2 FROM ttest;</text:p>
      <text:p text:style-name="Preformatted_20_Text">INFO: <text:s/>trigf (сработал before): в таблице ttest 1 строк</text:p>
      <text:p text:style-name="Preformatted_20_Text">INFO: <text:s/>trigf (сработал after ): в таблице ttest 2 строк</text:p>
      <text:p text:style-name="Preformatted_20_Text"><text:s text:c="48"/>^^^^^^^</text:p>
      <text:p text:style-name="Preformatted_20_Text"><text:s text:c="35"/>вспомним, что говорили о видимости</text:p>
      <text:p text:style-name="Preformatted_20_Text">INSERT 167794 1</text:p>
      <text:p text:style-name="Preformatted_20_Text">=&gt; SELECT * FROM ttest;</text:p>
      <text:p text:style-name="Preformatted_20_Text"><text:s/>x</text:p>
      <text:p text:style-name="Preformatted_20_Text">---</text:p>
      <text:p text:style-name="Preformatted_20_Text"><text:s/>1</text:p>
      <text:p text:style-name="Preformatted_20_Text"><text:s/>2</text:p>
      <text:p text:style-name="Preformatted_20_Text">(2 rows)</text:p>
      <text:p text:style-name="Preformatted_20_Text"/>
      <text:p text:style-name="Preformatted_20_Text">=&gt; UPDATE ttest SET x = NULL WHERE x = 2;</text:p>
      <text:p text:style-name="Preformatted_20_Text">INFO: <text:s/>trigf (сработал before): в таблице ttest 2 строк</text:p>
      <text:p text:style-name="Preformatted_20_Text"><text:soft-page-break/>UPDATE 0</text:p>
      <text:p text:style-name="Preformatted_20_Text">=&gt; UPDATE ttest SET x = 4 WHERE x = 2;</text:p>
      <text:p text:style-name="Preformatted_20_Text">INFO: <text:s/>trigf (сработал before): в таблице ttest 2 строк</text:p>
      <text:p text:style-name="Preformatted_20_Text">INFO: <text:s/>trigf (сработал after ): в таблице ttest 2 строк</text:p>
      <text:p text:style-name="Preformatted_20_Text">UPDATE 1</text:p>
      <text:p text:style-name="Preformatted_20_Text">vac=&gt; SELECT * FROM ttest;</text:p>
      <text:p text:style-name="Preformatted_20_Text"><text:s/>x</text:p>
      <text:p text:style-name="Preformatted_20_Text">---</text:p>
      <text:p text:style-name="Preformatted_20_Text"><text:s/>1</text:p>
      <text:p text:style-name="Preformatted_20_Text"><text:s/>4</text:p>
      <text:p text:style-name="Preformatted_20_Text">(2 rows)</text:p>
      <text:p text:style-name="Preformatted_20_Text"/>
      <text:p text:style-name="Preformatted_20_Text">=&gt; DELETE FROM ttest;</text:p>
      <text:p text:style-name="Preformatted_20_Text">INFO: <text:s/>trigf (сработал before): в таблице ttest 2 строк</text:p>
      <text:p text:style-name="Preformatted_20_Text">INFO: <text:s/>trigf (сработал before): в таблице ttest 1 строк</text:p>
      <text:p text:style-name="Preformatted_20_Text">INFO: <text:s/>trigf (сработал after ): в таблице ttest 0 строк</text:p>
      <text:p text:style-name="Preformatted_20_Text">INFO: <text:s/>trigf (сработал after ): в таблице ttest 0 строк</text:p>
      <text:p text:style-name="Preformatted_20_Text"><text:s text:c="48"/>^^^^^^^</text:p>
      <text:p text:style-name="Preformatted_20_Text"><text:s text:c="35"/>вспомним, что говорили о видимости</text:p>
      <text:p text:style-name="Preformatted_20_Text">DELETE 2</text:p>
      <text:p text:style-name="Preformatted_20_Text">=&gt; SELECT * FROM ttest;</text:p>
      <text:p text:style-name="Preformatted_20_Text"><text:s/>x</text:p>
      <text:p text:style-name="Preformatted_20_Text">---</text:p>
      <text:p text:style-name="P10">(0 rows)</text:p>
      <text:p text:style-name="Text_20_body">Более сложные примеры можно найти в <text:span text:style-name="Teletype">src/test/regress/regress.c</text:span> и в <text:a xlink:type="simple" xlink:href="../../../../SRC/postgresql-9.4.1/doc/src/sgml/html/contrib-spi.html">sp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20:21:05.330676797</meta:creation-date>
    <dc:date>2015-04-29T20:25:32.581904882</dc:date>
    <meta:editing-duration>P0D</meta:editing-duration>
    <meta:editing-cycles>1</meta:editing-cycles>
    <meta:document-statistic meta:table-count="0" meta:image-count="0" meta:object-count="0" meta:page-count="11" meta:paragraph-count="242" meta:word-count="2834" meta:character-count="21644" meta:non-whitespace-character-count="18087"/>
    <meta:generator>LibreOffice/4.2.8.2$Linux_X86_64 LibreOffice_project/420m0$Build-2</meta:generator>
  </office:meta>
</office:document-meta>
</file>